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egoe UI" svg:font-family="Segoe UI" style:font-family-generic="swiss" style:font-pitch="variable" svg:panose-1="2 11 5 2 4 2 4 2 2 3"/>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T4" style:parent-style-name="Fuentedepárrafopredeter." style:family="text">
      <style:text-properties fo:font-style="italic" style:font-style-asian="italic"/>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T9" style:parent-style-name="Fuentedepárrafopredeter." style:family="text">
      <style:text-properties fo:font-style="italic" style:font-style-asian="italic"/>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office:automatic-styles>
  <office:body>
    <office:text text:use-soft-page-breaks="true">
      <text:p text:style-name="P1">Para: Lizardo Reyes Puerto- SENASA</text:p>
      <text:p text:style-name="Standard">De: Patricio Almeida</text:p>
      <text:p text:style-name="Standard">CC: Mauricio Velasco, Iván García, Ma. Elena Cevallos.</text:p>
      <text:p text:style-name="Standard"/>
      <text:p text:style-name="Standard"/>
      <text:p text:style-name="Standard">Asunto: Requisitos fitosanitarios aplicables a semillas de maíz hibrido.</text:p>
      <text:p text:style-name="P2"/>
      <text:p text:style-name="P3">En referencia a su nota DGS-197-2015 del 9 de marzo del 2015 donde informa que no serán modificados los requisitos fitosanitarios para la exportación de semillas de maíz híbrido a su país y que mantendrán dentro de los mismos a la maleza<text:s/><text:span text:style-name="T4">Conyza bonariensis,<text:s/></text:span>al respecto le comento lo siguiente:</text:p>
      <text:p text:style-name="P5"/>
      <text:p text:style-name="P6">AGROCALIDAD no admite la decisión de mantener la maleza dentro de los requisitos fitosanitarios debido a que ha enviado sustentos técnicos científicos que demuestran la presencia de la plaga en su país, por lo que solicitamos retirar de los requisitos, ya que al estar presentes en ambos países no justifica la medida fitosanitaria antes mencionadas.</text:p>
      <text:p text:style-name="P7"/>
      <text:p text:style-name="P8">De no ser este el caso le solicitamos los sustentos científicos que demuestren la ausencia de<text:s/><text:span text:style-name="T9">Conyza bonariensis</text:span><text:s/>en su país.</text:p>
      <text:p text:style-name="P10"/>
      <text:p text:style-name="P11"/>
      <text:p text:style-name="P12"/>
      <text:p text:style-name="Standard">Patricio Almeida<text:s/></text:p>
      <text:p text:style-name="Standard">Director Sanidad Vegetal.</text:p>
      <text:p text:style-name="P13"/>
      <text:p text:style-name="P14"/>
      <text:p text:style-name="P15"/>
      <text:p text:style-name="P16"/>
      <text:p text:style-name="P17"/>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egoe UI" svg:font-family="Segoe UI" style:font-family-generic="swiss" style:font-pitch="variable" svg:panose-1="2 11 5 2 4 2 4 2 2 3"/>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C"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extodeglobo" style:display-name="Texto de globo" style:family="paragraph" style:parent-style-name="Normal">
      <style:text-properties style:font-name="Segoe UI" style:font-name-complex="Mangal" fo:font-size="9pt" style:font-size-asian="9pt" style:font-size-complex="8pt" fo:hyphenate="false"/>
    </style:style>
    <style:style style:name="TextodegloboCar" style:display-name="Texto de globo Car" style:family="text" style:parent-style-name="Fuentedepárrafopredeter.">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Usuario</meta:initial-creator>
    <dc:creator>Usuario</dc:creator>
    <meta:creation-date>2015-03-25T14:06:00Z</meta:creation-date>
    <dc:date>2015-03-25T14:06:00Z</dc:date>
    <meta:print-date>2015-03-11T19:52:00Z</meta:print-date>
    <meta:template xlink:href="Normal" xlink:type="simple"/>
    <meta:editing-cycles>2</meta:editing-cycles>
    <meta:editing-duration>PT0S</meta:editing-duration>
    <meta:document-statistic meta:page-count="1" meta:paragraph-count="2" meta:word-count="155" meta:character-count="1011" meta:row-count="7" meta:non-whitespace-character-count="858"/>
  </office:meta>
</office:document-meta>
</file>